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30pt" style:font-size-asian="30pt" style:font-size-complex="30pt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/>
    </style:style>
    <style:style style:name="P3" style:parent-style-name="Textbody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/>
    </style:style>
    <style:style style:name="P4" style:parent-style-name="Textbody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/>
    </style:style>
    <style:style style:name="P5" style:parent-style-name="Textbody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8" style:parent-style-name="Título1" style:family="paragraph">
      <style:paragraph-properties fo:break-before="page"/>
    </style:style>
    <style:style style:name="P9" style:parent-style-name="Default" style:family="paragraph">
      <style:text-properties fo:font-size="11pt" style:font-size-asian="11pt" style:font-size-complex="11pt"/>
    </style:style>
    <style:style style:name="P10" style:parent-style-name="Default" style:family="paragraph">
      <style:text-properties fo:font-size="11pt" style:font-size-asian="11pt" style:font-size-complex="11pt"/>
    </style:style>
    <style:style style:name="P11" style:parent-style-name="Default" style:family="paragraph">
      <style:text-properties fo:font-size="11pt" style:font-size-asian="11pt" style:font-size-complex="11pt"/>
    </style:style>
    <style:style style:name="P12" style:parent-style-name="Default" style:family="paragraph">
      <style:text-properties fo:font-size="11pt" style:font-size-asian="11pt" style:font-size-complex="11pt"/>
    </style:style>
    <style:style style:name="P13" style:parent-style-name="Default" style:family="paragraph">
      <style:text-properties fo:font-size="11pt" style:font-size-asian="11pt" style:font-size-complex="11pt"/>
    </style:style>
    <style:style style:name="P14" style:parent-style-name="Default" style:family="paragraph">
      <style:text-properties fo:font-size="11pt" style:font-size-asian="11pt" style:font-size-complex="11pt"/>
    </style:style>
    <style:style style:name="P15" style:parent-style-name="Default" style:family="paragraph">
      <style:text-properties fo:font-size="11pt" style:font-size-asian="11pt" style:font-size-complex="11pt"/>
    </style:style>
    <style:style style:name="P16" style:parent-style-name="Default" style:family="paragraph">
      <style:paragraph-properties fo:margin-bottom="0.027in"/>
    </style:style>
    <style:style style:name="T17" style:parent-style-name="Fuentedepárrafopredeter." style:family="text">
      <style:text-properties fo:font-size="11pt" style:font-size-asian="11pt" style:font-size-complex="11pt"/>
    </style:style>
    <style:style style:name="T18" style:parent-style-name="Fuentedepárrafopredeter." style:family="text">
      <style:text-properties fo:font-size="11pt" style:font-size-asian="11pt" style:font-size-complex="11pt"/>
    </style:style>
    <style:style style:name="T19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20" style:parent-style-name="Fuentedepárrafopredeter." style:family="text">
      <style:text-properties fo:font-size="11pt" style:font-size-asian="11pt" style:font-size-complex="11pt"/>
    </style:style>
    <style:style style:name="T21" style:parent-style-name="Fuentedepárrafopredeter." style:family="text">
      <style:text-properties fo:font-size="11pt" style:font-size-asian="11pt" style:font-size-complex="11pt"/>
    </style:style>
    <style:style style:name="T22" style:parent-style-name="Fuentedepárrafopredeter." style:family="text">
      <style:text-properties fo:font-size="11pt" style:font-size-asian="11pt" style:font-size-complex="11pt"/>
    </style:style>
    <style:style style:name="T23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24" style:parent-style-name="Fuentedepárrafopredeter." style:family="text">
      <style:text-properties fo:font-size="11pt" style:font-size-asian="11pt" style:font-size-complex="11pt"/>
    </style:style>
    <style:style style:name="P25" style:parent-style-name="Default" style:family="paragraph">
      <style:paragraph-properties fo:margin-bottom="0.027in"/>
    </style:style>
    <style:style style:name="T26" style:parent-style-name="Fuentedepárrafopredeter." style:family="text">
      <style:text-properties fo:font-size="11pt" style:font-size-asian="11pt" style:font-size-complex="11pt"/>
    </style:style>
    <style:style style:name="T27" style:parent-style-name="Fuentedepárrafopredeter." style:family="text">
      <style:text-properties fo:font-size="11pt" style:font-size-asian="11pt" style:font-size-complex="11pt"/>
    </style:style>
    <style:style style:name="T28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29" style:parent-style-name="Fuentedepárrafopredeter." style:family="text">
      <style:text-properties fo:font-size="11pt" style:font-size-asian="11pt" style:font-size-complex="11pt"/>
    </style:style>
    <style:style style:name="T30" style:parent-style-name="Fuentedepárrafopredeter." style:family="text">
      <style:text-properties fo:font-size="11pt" style:font-size-asian="11pt" style:font-size-complex="11pt"/>
    </style:style>
    <style:style style:name="T31" style:parent-style-name="Fuentedepárrafopredeter." style:family="text">
      <style:text-properties fo:font-size="11pt" style:font-size-asian="11pt" style:font-size-complex="11pt"/>
    </style:style>
    <style:style style:name="P32" style:parent-style-name="Default" style:family="paragraph">
      <style:paragraph-properties fo:margin-bottom="0.027in"/>
    </style:style>
    <style:style style:name="T33" style:parent-style-name="Fuentedepárrafopredeter." style:family="text">
      <style:text-properties fo:font-size="11pt" style:font-size-asian="11pt" style:font-size-complex="11pt"/>
    </style:style>
    <style:style style:name="T34" style:parent-style-name="Fuentedepárrafopredeter." style:family="text">
      <style:text-properties fo:font-size="11pt" style:font-size-asian="11pt" style:font-size-complex="11pt"/>
    </style:style>
    <style:style style:name="T35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36" style:parent-style-name="Fuentedepárrafopredeter." style:family="text">
      <style:text-properties fo:font-size="11pt" style:font-size-asian="11pt" style:font-size-complex="11pt"/>
    </style:style>
    <style:style style:name="T37" style:parent-style-name="Fuentedepárrafopredeter." style:family="text">
      <style:text-properties fo:font-size="11pt" style:font-size-asian="11pt" style:font-size-complex="11pt"/>
    </style:style>
    <style:style style:name="T38" style:parent-style-name="Fuentedepárrafopredeter." style:family="text">
      <style:text-properties fo:font-size="11pt" style:font-size-asian="11pt" style:font-size-complex="11pt"/>
    </style:style>
    <style:style style:name="P39" style:parent-style-name="Default" style:family="paragraph">
      <style:paragraph-properties fo:margin-bottom="0.027in"/>
    </style:style>
    <style:style style:name="T40" style:parent-style-name="Fuentedepárrafopredeter." style:family="text">
      <style:text-properties fo:font-size="11pt" style:font-size-asian="11pt" style:font-size-complex="11pt"/>
    </style:style>
    <style:style style:name="T41" style:parent-style-name="Fuentedepárrafopredeter." style:family="text">
      <style:text-properties fo:font-size="11pt" style:font-size-asian="11pt" style:font-size-complex="11pt"/>
    </style:style>
    <style:style style:name="T42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43" style:parent-style-name="Fuentedepárrafopredeter." style:family="text">
      <style:text-properties fo:font-size="11pt" style:font-size-asian="11pt" style:font-size-complex="11pt"/>
    </style:style>
    <style:style style:name="T44" style:parent-style-name="Fuentedepárrafopredeter." style:family="text">
      <style:text-properties fo:font-size="11pt" style:font-size-asian="11pt" style:font-size-complex="11pt"/>
    </style:style>
    <style:style style:name="T45" style:parent-style-name="Fuentedepárrafopredeter." style:family="text">
      <style:text-properties fo:font-size="11pt" style:font-size-asian="11pt" style:font-size-complex="11pt"/>
    </style:style>
    <style:style style:name="T46" style:parent-style-name="Fuentedepárrafopredeter." style:family="text">
      <style:text-properties fo:font-size="11pt" style:font-size-asian="11pt" style:font-size-complex="11pt"/>
    </style:style>
    <style:style style:name="T47" style:parent-style-name="Fuentedepárrafopredeter." style:family="text">
      <style:text-properties fo:font-size="11pt" style:font-size-asian="11pt" style:font-size-complex="11pt"/>
    </style:style>
    <style:style style:name="P48" style:parent-style-name="Default" style:family="paragraph">
      <style:text-properties fo:font-size="11pt" style:font-size-asian="11pt" style:font-size-complex="11pt"/>
    </style:style>
    <style:style style:name="P49" style:parent-style-name="Default" style:family="paragraph">
      <style:text-properties fo:font-size="11pt" style:font-size-asian="11pt" style:font-size-complex="11pt"/>
    </style:style>
    <style:style style:name="P50" style:parent-style-name="Default" style:family="paragraph">
      <style:text-properties fo:font-size="11pt" style:font-size-asian="11pt" style:font-size-complex="11pt"/>
    </style:style>
    <style:style style:name="T51" style:parent-style-name="Fuentedepárrafopredeter." style:family="text">
      <style:text-properties fo:font-size="11pt" style:font-size-asian="11pt" style:font-size-complex="11pt"/>
    </style:style>
    <style:style style:name="T52" style:parent-style-name="Fuentedepárrafopredeter." style:family="text">
      <style:text-properties fo:font-size="11pt" style:font-size-asian="11pt" style:font-size-complex="11pt"/>
    </style:style>
    <style:style style:name="T53" style:parent-style-name="Fuentedepárrafopredeter." style:family="text">
      <style:text-properties fo:font-size="11pt" style:font-size-asian="11pt" style:font-size-complex="11pt"/>
    </style:style>
    <style:style style:name="P54" style:parent-style-name="Título2" style:family="paragraph"/>
    <style:style style:name="P55" style:parent-style-name="Default" style:family="paragraph">
      <style:text-properties fo:font-size="11pt" style:font-size-asian="11pt" style:font-size-complex="11pt"/>
    </style:style>
    <style:style style:name="P56" style:parent-style-name="Default" style:family="paragraph">
      <style:text-properties fo:font-size="11pt" style:font-size-asian="11pt" style:font-size-complex="11pt"/>
    </style:style>
    <style:style style:name="P57" style:parent-style-name="Default" style:family="paragraph">
      <style:text-properties fo:font-size="11pt" style:font-size-asian="11pt" style:font-size-complex="11pt"/>
    </style:style>
    <style:style style:name="P58" style:parent-style-name="Default" style:family="paragraph">
      <style:text-properties fo:font-size="11pt" style:font-size-asian="11pt" style:font-size-complex="11pt"/>
    </style:style>
    <style:style style:name="P59" style:parent-style-name="Default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0" style:parent-style-name="Default" style:family="paragraph">
      <style:text-properties fo:font-size="11pt" style:font-size-asian="11pt" style:font-size-complex="11pt"/>
    </style:style>
    <style:style style:name="P61" style:parent-style-name="Default" style:family="paragraph">
      <style:text-properties fo:font-size="11pt" style:font-size-asian="11pt" style:font-size-complex="11pt"/>
    </style:style>
    <style:style style:name="P62" style:parent-style-name="Default" style:family="paragraph">
      <style:text-properties fo:font-size="11pt" style:font-size-asian="11pt" style:font-size-complex="11pt"/>
    </style:style>
    <style:style style:name="T63" style:parent-style-name="Fuentedepárrafopredeter." style:family="text">
      <style:text-properties fo:font-size="11pt" style:font-size-asian="11pt" style:font-size-complex="11pt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/>
      <text:p text:style-name="P2"/>
      <text:p text:style-name="P3">Práctica 1: Búsqueda en el espacio de estados</text:p>
      <text:p text:style-name="P4"/>
      <text:p text:style-name="P5">Pablo Gomariz Martínez</text:p>
      <text:p text:style-name="P6">Daniel Tomás Martínez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Índice</text:p>
          <text:p text:style-name="Contents1"><text:a xlink:href="#__RefHeading___Toc105_1193772683" office:target-frame-name="_top" xlink:show="replace">1. Introducción al problema<text:tab/>3</text:a></text:p>
          <text:p text:style-name="Contents2"><text:a xlink:href="#__RefHeading___Toc107_1193772683" office:target-frame-name="_top" xlink:show="replace">1.1 Descripción de los estados<text:tab/>3</text:a></text:p>
        </text:index-body>
      </text:table-of-content>
      <text:p text:style-name="Textbody"/>
      <text:h text:style-name="P8" text:outline-level="1"><text:bookmark-start text:name="__RefHeading___Toc105_1193772683"/><text:soft-page-break/>1. Introducción al problema<text:bookmark-end text:name="__RefHeading___Toc105_1193772683"/></text:h>
      <text:p text:style-name="P9">El problema plantado consiste en una pista con obstáculos en el que tenemos una línea de inicio, una línea de meta y un cierto número de coches.<text:s/></text:p>
      <text:p text:style-name="P10"/>
      <text:p text:style-name="P11">Explicado con más detalle, tendremos varios coches situados al azar en casillas de la línea de inicio. Estos coches deberán moverse por<text:s/>una<text:s/>pista<text:s/>cuadrada<text:s/>sorteando los obstáculos para llegar a la línea de meta. Cuando todos los coches se encuentren en la línea de meta<text:s/>se finaliza satisfactoriamente.<text:s/></text:p>
      <text:p text:style-name="P12">El diseño<text:s/>la pista<text:s/>puede ser modificado, modificando la semilla, el tamaño<text:s/>de la pista cuadrada, y el número de<text:s/>coches. Esto generará una instancia del problema<text:s/>distinta, con una distribución de<text:s/>obstáculos<text:s/>y coches<text:s/>distinta.</text:p>
      <text:p text:style-name="P13">Cabe destacar que los distintos coches no compiten por llegar a la meta, si no que colaboran para llegar a la meta.</text:p>
      <text:p text:style-name="P14"/>
      <text:p text:style-name="P15">Para el desarrollo del proceso, se definen<text:s/>cuatro<text:s/>acciones para<text:s/>cada coche, las cuales tienen todas coste uno:<text:s/></text:p>
      <text:p text:style-name="P16"><text:span text:style-name="T17">-<text:s/></text:span><text:span text:style-name="T18">COCHE<text:s/></text:span><text:span text:style-name="T19">n</text:span><text:span text:style-name="T20"><text:s/>ABAJO</text:span><text:span text:style-name="T21">:<text:s/></text:span><text:span text:style-name="T22">Avanza el coche<text:s/></text:span><text:span text:style-name="T23">n</text:span><text:span text:style-name="T24"><text:s/>hacia la casilla de abajo.<text:s/></text:span></text:p>
      <text:p text:style-name="P25"><text:span text:style-name="T26">-<text:s/></text:span><text:span text:style-name="T27">COCHE<text:s/></text:span><text:span text:style-name="T28">n</text:span><text:span text:style-name="T29"><text:s/>IZQUIERDA</text:span><text:span text:style-name="T30">:<text:s/></text:span><text:span text:style-name="T31">Avanza hacia la casilla de la izquierda.<text:s/></text:span></text:p>
      <text:p text:style-name="P32"><text:span text:style-name="T33">-<text:s/></text:span><text:span text:style-name="T34">COCHE<text:s/></text:span><text:span text:style-name="T35">n</text:span><text:span text:style-name="T36"><text:s/>DERECHA</text:span><text:span text:style-name="T37">:<text:s/></text:span><text:span text:style-name="T38">Avanza hacia la casilla de la derecha.<text:s/></text:span></text:p>
      <text:p text:style-name="P39"><text:span text:style-name="T40">-<text:s/></text:span><text:span text:style-name="T41">COCHE<text:s/></text:span><text:span text:style-name="T42">n</text:span><text:span text:style-name="T43"><text:s/>ARRIBA</text:span><text:span text:style-name="T44">:<text:s/></text:span><text:span text:style-name="T45">Avanza hacia la casilla de arriba.<text:s/></text:span></text:p>
      <text:p text:style-name="Default"><text:span text:style-name="T46">En total habrá<text:s/></text:span><draw:frame draw:style-name="a0" text:anchor-type="as-char" svg:x="0in" svg:y="0in" svg:width="1.05208in" svg:height="0.17708in" style:rel-width="scale" style:rel-height="scale"><draw:object xlink:href="Object 1/" xlink:type="simple" xlink:show="embed" xlink:actuate="onLoad"/></draw:frame><text:span text:style-name="T47"><text:s/>acciones por lo que el numero de acciones posibles dependerá de la instancia del problema.</text:span></text:p>
      <text:p text:style-name="P48"/>
      <text:p text:style-name="P49"/>
      <text:p text:style-name="P50">Todas estas acciones no estarán disponibles siempre, pues habrá momentos en los que<text:s/>un coche<text:s/>se encuentre junto<text:s/>al límite de la pista o un obstáculo<text:s/>y no pueda ir hacia arriba, por ejemplo.<text:s/></text:p>
      <text:p text:style-name="Textbody"><text:span text:style-name="T51">Una vez hemos definido el entorno del problema y las normas de procedimiento, vamos a definir el estado genérico<text:s/></text:span><text:span text:style-name="T52">de los coches</text:span><text:span text:style-name="T53">, pues en base a los datos que contenga, realizaremos los algoritmos de búsqueda.</text:span></text:p>
      <text:list text:style-name="LFO1" text:continue-numbering="true">
        <text:list-item>
          <text:list>
            <text:list-item>
              <text:p text:style-name="P54"><text:bookmark-start text:name="__RefHeading___Toc107_1193772683"/>Descripción de los estados<text:bookmark-end text:name="__RefHeading___Toc107_1193772683"/></text:p>
            </text:list-item>
          </text:list>
        </text:list-item>
      </text:list>
      <text:p text:style-name="P55">Puesto que el problema se basa en búsqueda en espacio de estados, a lo largo del desarrollo del mismo,<text:s/>los coches<text:s/>irán<text:s/>pasando por varios estados, hasta encontrarse con uno que sea final. Una vez lleguemos al final, el problema termina.<text:s/></text:p>
      <text:p text:style-name="P56">Un estado genérico se define por:<text:s/></text:p>
      <text:p text:style-name="P57">- Un contador que indica<text:s/>el número de<text:s/>coches que hay.<text:s/></text:p>
      <text:p text:style-name="P58">- La<text:s/>posición<text:s/>exacta en la que se encuentra<text:s/>cada coche, indicada mediante coordenadas en los ejes x e y.<text:s/></text:p>
      <text:p text:style-name="P59"/>
      <text:p text:style-name="P60">Además, deberemos definir los estados finales. En este problema<text:s/>solo<text:s/>pueden dar<text:s/>una situacion<text:s/>que generen un estado final<text:s/>y es cuando todos los coches han llegado a la línea de meta.<text:s/></text:p>
      <text:p text:style-name="P61">Si bien es posible que en la generación de la pista de forma aleatoria pudiera llevarnos a una instancia del problema irresoluble (por ejemplo, si hay una barrera de obstáculos cruzando la pista de lado a lado), este trabajo se centrara en las instancias que si tienen solución y no contemplará que no pudiese haberla.</text:p>
      <text:p text:style-name="P62"/>
      <text:p text:style-name="Default"><text:span text:style-name="T63">Una vez hemos definido los estados que vamos a utilizar, podemos pasar a implementar la solución al probl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Default" style:display-name="Default" style:family="paragraph">
      <style:paragraph-properties style:text-autospace="none" style:vertical-align="auto"/>
      <style:text-properties style:font-name="Calibri" style:font-name-complex="Calibri" fo:color="#000000" style:letter-kerning="fals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TOMÁS MARTÍNEZ</dc:creator>
    <meta:creation-date>2019-10-28T11:50:00Z</meta:creation-date>
    <dc:date>2019-10-28T11:58:00Z</dc:date>
    <meta:template xlink:href="Normal.dotm" xlink:type="simple"/>
    <meta:editing-cycles>3</meta:editing-cycles>
    <meta:editing-duration>PT1020S</meta:editing-duration>
    <meta:document-statistic meta:page-count="3" meta:paragraph-count="6" meta:word-count="473" meta:character-count="3069" meta:row-count="21" meta:non-whitespace-character-count="2602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i>u</mml:mi>
  <mml:mi>m</mml:mi>
  <mml:mo>_</mml:mo>
  <mml:mi>c</mml:mi>
  <mml:mi>o</mml:mi>
  <mml:mi>c</mml:mi>
  <mml:mi>h</mml:mi>
  <mml:mi>e</mml:mi>
  <mml:mi>s</mml:mi>
  <mml:mi> </mml:mi>
  <mml:mi>x</mml:mi>
  <mml:mi> </mml:mi>
  <mml:mn>4</mml:mn>
</mml:math>
</file>